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6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100% link counts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row table:style-name="ro1">
          <table:table-cell/>
          <table:table-cell table:style-name="Default" office:value-type="string">
            <text:p>lambda</text:p>
          </table:table-cell>
          <table:table-cell office:value-type="string">
            <text:p>Z</text:p>
          </table:table-cell>
        </table:table-row>
        <table:table-row table:style-name="ro1">
          <table:table-cell/>
          <table:table-cell office:value-type="float" office:value="0.972698907956318">
            <text:p>0,9727</text:p>
          </table:table-cell>
          <table:table-cell office:value-type="float" office:value="1394439">
            <text:p>1394439</text:p>
          </table:table-cell>
        </table:table-row>
        <table:table-row table:style-name="ro1">
          <table:table-cell/>
          <table:table-cell office:value-type="float" office:value="0.466268696762485">
            <text:p>0,4663</text:p>
          </table:table-cell>
          <table:table-cell office:value-type="float" office:value="1257713">
            <text:p>1257713</text:p>
          </table:table-cell>
        </table:table-row>
        <table:table-row table:style-name="ro1">
          <table:table-cell/>
          <table:table-cell office:value-type="float" office:value="0.408285527432569">
            <text:p>0,4083</text:p>
          </table:table-cell>
          <table:table-cell office:value-type="float" office:value="1243582">
            <text:p>1243582</text:p>
          </table:table-cell>
        </table:table-row>
        <table:table-row table:style-name="ro1">
          <table:table-cell/>
          <table:table-cell office:value-type="float" office:value="0.355086759449953">
            <text:p>0,3551</text:p>
          </table:table-cell>
          <table:table-cell office:value-type="float" office:value="1230617">
            <text:p>1230617</text:p>
          </table:table-cell>
        </table:table-row>
        <table:table-row table:style-name="ro1">
          <table:table-cell/>
          <table:table-cell office:value-type="float" office:value="0.310533560625792">
            <text:p>0,3105</text:p>
          </table:table-cell>
          <table:table-cell office:value-type="float" office:value="1219759">
            <text:p>1219759</text:p>
          </table:table-cell>
        </table:table-row>
        <table:table-row table:style-name="ro1">
          <table:table-cell/>
          <table:table-cell office:value-type="float" office:value="0.252570907596679">
            <text:p>0,2526</text:p>
          </table:table-cell>
          <table:table-cell office:value-type="float" office:value="1205633">
            <text:p>1205633</text:p>
          </table:table-cell>
        </table:table-row>
        <table:table-row table:style-name="ro1">
          <table:table-cell/>
          <table:table-cell office:value-type="float" office:value="0.190903010642516">
            <text:p>0,1909</text:p>
          </table:table-cell>
          <table:table-cell office:value-type="float" office:value="1190604">
            <text:p>1190604</text:p>
          </table:table-cell>
        </table:table-row>
        <table:table-row table:style-name="ro1">
          <table:table-cell/>
          <table:table-cell office:value-type="float" office:value="0.138061226293874">
            <text:p>0,1381</text:p>
          </table:table-cell>
          <table:table-cell office:value-type="float" office:value="1177726">
            <text:p>1177726</text:p>
          </table:table-cell>
        </table:table-row>
        <table:table-row table:style-name="ro1">
          <table:table-cell/>
          <table:table-cell office:value-type="float" office:value="0.0654704507921027">
            <text:p>0,0655</text:p>
          </table:table-cell>
          <table:table-cell office:value-type="float" office:value="1160035">
            <text:p>1160035</text:p>
          </table:table-cell>
        </table:table-row>
        <table:table-row table:style-name="ro1">
          <table:table-cell/>
          <table:table-cell office:value-type="float" office:value="0.0160517112788683">
            <text:p>0,0161</text:p>
          </table:table-cell>
          <table:table-cell office:value-type="float" office:value="1148112">
            <text:p>1148112</text:p>
          </table:table-cell>
        </table:table-row>
        <table:table-row table:style-name="ro1">
          <table:table-cell/>
          <table:table-cell office:value-type="float" office:value="0">
            <text:p>0,0000</text:p>
          </table:table-cell>
          <table:table-cell office:value-type="float" office:value="1144427">
            <text:p>1144427</text:p>
          </table:table-cell>
        </table:table-row>
        <table:table-row table:style-name="ro1" table:number-rows-repeated="4">
          <table:table-cell table:style-name="Default" table:number-columns-repeated="3"/>
        </table:table-row>
        <table:table-row table:style-name="ro1">
          <table:table-cell table:style-name="Default">
            <draw:frame table:end-cell-address="'100% link counts'.G32" table:end-x="1.333cm" table:end-y="0.305cm" draw:z-index="0" draw:style-name="gr1" svg:width="14.357cm" svg:height="6.999cm" svg:x="0.524cm" svg:y="0.054cm">
              <draw:object draw:notify-on-update-of-ranges="'100% link counts'.B1:'100% link counts'.B1 '100% link counts'.B1:'100% link counts'.B1 '100% link counts'.B2:'100% link counts'.B12 '100% link counts'.C1:'100% link counts'.C1 '100% link counts'.C2:'100% link counts'.C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2"/>
        </table:table-row>
      </table:table>
      <table:table table:name="67% link counts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default-cell-style-name="ce1"/>
        <table:table-column table:style-name="co1" table:default-cell-style-name="Default"/>
        <table:table-row table:style-name="ro1">
          <table:table-cell/>
          <table:table-cell table:style-name="Default" office:value-type="string">
            <text:p>Lambda</text:p>
          </table:table-cell>
          <table:table-cell table:style-name="Default" office:value-type="string">
            <text:p>Z</text:p>
          </table:table-cell>
          <table:table-cell>
            <draw:frame table:end-cell-address="'67% link counts'.J16" table:end-x="1.542cm" table:end-y="0.344cm" draw:z-index="0" draw:style-name="gr1" svg:width="14.98cm" svg:height="6.986cm" svg:x="0.111cm" svg:y="0.106cm">
              <draw:object draw:notify-on-update-of-ranges="'67% link counts'.B1:'67% link counts'.B1 '67% link counts'.B2:'67% link counts'.B12 '67% link counts'.C1:'67% link counts'.C1 '67% link counts'.C2:'67% link counts'.C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0.972698848115355">
            <text:p>0,9727</text:p>
          </table:table-cell>
          <table:table-cell office:value-type="float" office:value="555960">
            <text:p>555960</text:p>
          </table:table-cell>
          <table:table-cell/>
        </table:table-row>
        <table:table-row table:style-name="ro1">
          <table:table-cell/>
          <table:table-cell office:value-type="float" office:value="0.465824881439601">
            <text:p>0,4658</text:p>
          </table:table-cell>
          <table:table-cell office:value-type="float" office:value="523893">
            <text:p>523893</text:p>
          </table:table-cell>
          <table:table-cell/>
        </table:table-row>
        <table:table-row table:style-name="ro1">
          <table:table-cell/>
          <table:table-cell office:value-type="float" office:value="0.408430855253793">
            <text:p>0,4084</text:p>
          </table:table-cell>
          <table:table-cell office:value-type="float" office:value="520579">
            <text:p>520579</text:p>
          </table:table-cell>
          <table:table-cell/>
        </table:table-row>
        <table:table-row table:style-name="ro1">
          <table:table-cell/>
          <table:table-cell office:value-type="float" office:value="0.355042991182766">
            <text:p>0,3550</text:p>
          </table:table-cell>
          <table:table-cell office:value-type="float" office:value="517515">
            <text:p>517515</text:p>
          </table:table-cell>
          <table:table-cell/>
        </table:table-row>
        <table:table-row table:style-name="ro1">
          <table:table-cell/>
          <table:table-cell office:value-type="float" office:value="0.310481503579699">
            <text:p>0,3105</text:p>
          </table:table-cell>
          <table:table-cell office:value-type="float" office:value="514981">
            <text:p>514981</text:p>
          </table:table-cell>
          <table:table-cell/>
        </table:table-row>
        <table:table-row table:style-name="ro1">
          <table:table-cell/>
          <table:table-cell office:value-type="float" office:value="0.252256134418785">
            <text:p>0,2523</text:p>
          </table:table-cell>
          <table:table-cell office:value-type="float" office:value="511670">
            <text:p>511670</text:p>
          </table:table-cell>
          <table:table-cell/>
        </table:table-row>
        <table:table-row table:style-name="ro1">
          <table:table-cell/>
          <table:table-cell office:value-type="float" office:value="0.190302653429991">
            <text:p>0,1903</text:p>
          </table:table-cell>
          <table:table-cell office:value-type="float" office:value="508147">
            <text:p>508147</text:p>
          </table:table-cell>
          <table:table-cell/>
        </table:table-row>
        <table:table-row table:style-name="ro1">
          <table:table-cell/>
          <table:table-cell office:value-type="float" office:value="0.137212230748989">
            <text:p>0,1372</text:p>
          </table:table-cell>
          <table:table-cell office:value-type="float" office:value="505128">
            <text:p>505128</text:p>
          </table:table-cell>
          <table:table-cell/>
        </table:table-row>
        <table:table-row table:style-name="ro1">
          <table:table-cell/>
          <table:table-cell office:value-type="float" office:value="0.0714602961997109">
            <text:p>0,0715</text:p>
          </table:table-cell>
          <table:table-cell office:value-type="float" office:value="501389">
            <text:p>501389</text:p>
          </table:table-cell>
          <table:table-cell/>
        </table:table-row>
        <table:table-row table:style-name="ro1">
          <table:table-cell/>
          <table:table-cell office:value-type="float" office:value="0.0160661817760087">
            <text:p>0,0161</text:p>
          </table:table-cell>
          <table:table-cell office:value-type="float" office:value="498239">
            <text:p>498239</text:p>
          </table:table-cell>
          <table:table-cell/>
        </table:table-row>
        <table:table-row table:style-name="ro1">
          <table:table-cell/>
          <table:table-cell office:value-type="float" office:value="0">
            <text:p>0,0000</text:p>
          </table:table-cell>
          <table:table-cell office:value-type="float" office:value="497326">
            <text:p>497326</text:p>
          </table:table-cell>
          <table:table-cell/>
        </table:table-row>
      </table:table>
      <table:table table:name="50% link counts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/>
          <table:table-cell table:style-name="Default" office:value-type="string">
            <text:p>Lambda</text:p>
          </table:table-cell>
          <table:table-cell table:style-name="Default" office:value-type="string">
            <text:p>Z</text:p>
          </table:table-cell>
          <table:table-cell>
            <draw:frame table:end-cell-address="'50% link counts'.K16" table:end-x="0.138cm" table:end-y="0.344cm" draw:z-index="0" draw:style-name="gr1" svg:width="15.834cm" svg:height="6.986cm" svg:x="0.111cm" svg:y="0.106cm">
              <draw:object draw:notify-on-update-of-ranges="'50% link counts'.B1:'50% link counts'.B1 '50% link counts'.B2:'50% link counts'.B19 '50% link counts'.C1:'50% link counts'.C1 '50% link counts'.C2:'50% link counts'.C1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0.940203309542481">
            <text:p>0,9402</text:p>
          </table:table-cell>
          <table:table-cell office:value-type="float" office:value="679621">
            <text:p>679621</text:p>
          </table:table-cell>
          <table:table-cell/>
        </table:table-row>
        <table:table-row table:style-name="ro1">
          <table:table-cell/>
          <table:table-cell office:value-type="float" office:value="0.876192446076145">
            <text:p>0,8762</text:p>
          </table:table-cell>
          <table:table-cell office:value-type="float" office:value="673814">
            <text:p>673814</text:p>
          </table:table-cell>
          <table:table-cell/>
        </table:table-row>
        <table:table-row table:style-name="ro1">
          <table:table-cell/>
          <table:table-cell office:value-type="float" office:value="0.82146995451835">
            <text:p>0,8215</text:p>
          </table:table-cell>
          <table:table-cell office:value-type="float" office:value="669566">
            <text:p>669566</text:p>
          </table:table-cell>
          <table:table-cell/>
        </table:table-row>
        <table:table-row table:style-name="ro1">
          <table:table-cell/>
          <table:table-cell office:value-type="float" office:value="0.768525171019637">
            <text:p>0,7685</text:p>
          </table:table-cell>
          <table:table-cell office:value-type="float" office:value="665456">
            <text:p>665456</text:p>
          </table:table-cell>
          <table:table-cell/>
        </table:table-row>
        <table:table-row table:style-name="ro1">
          <table:table-cell/>
          <table:table-cell office:value-type="float" office:value="0.719741254934567">
            <text:p>0,7197</text:p>
          </table:table-cell>
          <table:table-cell office:value-type="float" office:value="661669">
            <text:p>661669</text:p>
          </table:table-cell>
          <table:table-cell/>
        </table:table-row>
        <table:table-row table:style-name="ro1">
          <table:table-cell/>
          <table:table-cell office:value-type="float" office:value="0.65225275840178">
            <text:p>0,6523</text:p>
          </table:table-cell>
          <table:table-cell office:value-type="float" office:value="656430">
            <text:p>656430</text:p>
          </table:table-cell>
          <table:table-cell/>
        </table:table-row>
        <table:table-row table:style-name="ro1">
          <table:table-cell/>
          <table:table-cell office:value-type="float" office:value="0.591089295615431">
            <text:p>0,5911</text:p>
          </table:table-cell>
          <table:table-cell office:value-type="float" office:value="651682">
            <text:p>651682</text:p>
          </table:table-cell>
          <table:table-cell/>
        </table:table-row>
        <table:table-row table:style-name="ro1">
          <table:table-cell/>
          <table:table-cell office:value-type="float" office:value="0.535658297222496">
            <text:p>0,5357</text:p>
          </table:table-cell>
          <table:table-cell office:value-type="float" office:value="647379">
            <text:p>647379</text:p>
          </table:table-cell>
          <table:table-cell/>
        </table:table-row>
        <table:table-row table:style-name="ro1">
          <table:table-cell/>
          <table:table-cell office:value-type="float" office:value="0.469251883856103">
            <text:p>0,4693</text:p>
          </table:table-cell>
          <table:table-cell office:value-type="float" office:value="642224">
            <text:p>642224</text:p>
          </table:table-cell>
          <table:table-cell/>
        </table:table-row>
        <table:table-row table:style-name="ro1">
          <table:table-cell/>
          <table:table-cell office:value-type="float" office:value="0.417917343164529">
            <text:p>0,4179</text:p>
          </table:table-cell>
          <table:table-cell office:value-type="float" office:value="638239">
            <text:p>638239</text:p>
          </table:table-cell>
          <table:table-cell/>
        </table:table-row>
        <table:table-row table:style-name="ro1">
          <table:table-cell/>
          <table:table-cell office:value-type="float" office:value="0.360966275561655">
            <text:p>0,3610</text:p>
          </table:table-cell>
          <table:table-cell office:value-type="float" office:value="633818">
            <text:p>633818</text:p>
          </table:table-cell>
          <table:table-cell/>
        </table:table-row>
        <table:table-row table:style-name="ro1">
          <table:table-cell/>
          <table:table-cell office:value-type="float" office:value="0.315145206241722">
            <text:p>0,3151</text:p>
          </table:table-cell>
          <table:table-cell office:value-type="float" office:value="630261">
            <text:p>630261</text:p>
          </table:table-cell>
          <table:table-cell/>
        </table:table-row>
        <table:table-row table:style-name="ro1">
          <table:table-cell/>
          <table:table-cell office:value-type="float" office:value="0.25604285424851">
            <text:p>0,2560</text:p>
          </table:table-cell>
          <table:table-cell office:value-type="float" office:value="625673">
            <text:p>625673</text:p>
          </table:table-cell>
          <table:table-cell/>
        </table:table-row>
        <table:table-row table:style-name="ro1">
          <table:table-cell/>
          <table:table-cell office:value-type="float" office:value="0.19315321117291">
            <text:p>0,1932</text:p>
          </table:table-cell>
          <table:table-cell office:value-type="float" office:value="620791">
            <text:p>620791</text:p>
          </table:table-cell>
          <table:table-cell/>
        </table:table-row>
        <table:table-row table:style-name="ro1">
          <table:table-cell/>
          <table:table-cell office:value-type="float" office:value="0.139280927817282">
            <text:p>0,1393</text:p>
          </table:table-cell>
          <table:table-cell office:value-type="float" office:value="616609">
            <text:p>616609</text:p>
          </table:table-cell>
          <table:table-cell/>
        </table:table-row>
        <table:table-row table:style-name="ro1">
          <table:table-cell/>
          <table:table-cell office:value-type="float" office:value="0.0725267020045491">
            <text:p>0,0725</text:p>
          </table:table-cell>
          <table:table-cell office:value-type="float" office:value="611427">
            <text:p>611427</text:p>
          </table:table-cell>
          <table:table-cell/>
        </table:table-row>
        <table:table-row table:style-name="ro1">
          <table:table-cell/>
          <table:table-cell office:value-type="float" office:value="0.0163099051217306">
            <text:p>0,0163</text:p>
          </table:table-cell>
          <table:table-cell office:value-type="float" office:value="607063">
            <text:p>607063</text:p>
          </table:table-cell>
          <table:table-cell/>
        </table:table-row>
        <table:table-row table:style-name="ro1">
          <table:table-cell/>
          <table:table-cell office:value-type="float" office:value="0">
            <text:p>0,0000</text:p>
          </table:table-cell>
          <table:table-cell office:value-type="float" office:value="605797">
            <text:p>605797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4" number:min-integer-digits="1"/>
    </number:number-style>
    <number:number-style style:name="N10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4">14/06/2011</text:date>, <text:time>12:05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Iacer Calixto</meta:initial-creator>
    <meta:creation-date>2011-06-14T10:30:04</meta:creation-date>
    <dc:date>2011-06-14T12:05:32</dc:date>
    <dc:creator>Iacer Calixto</dc:creator>
    <meta:editing-duration>PT01H35M29S</meta:editing-duration>
    <meta:editing-cycles>3</meta:editing-cycles>
    <meta:generator>OpenOffice.org/3.1$Linux OpenOffice.org_project/310m19$Build-9420</meta:generator>
    <meta:document-statistic meta:table-count="3" meta:cell-count="8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07">
      <number:number number:decimal-places="1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ort-by-x-values="false" chart:right-angled-axes="true"/>
    </style:style>
    <style:style style:name="ch4" style:family="chart" style:data-style-name="N107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100000" chart:maximum="1400000" chart:origin="0" chart:interval-major="50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4.358cm" svg:height="7cm" chart:class="chart:scatter" chart:column-mapping="" chart:style-name="ch1">
        <chart:legend chart:legend-position="end" svg:x="13.236cm" svg:y="3.218cm" chart:style-name="ch2"/>
        <chart:plot-area chart:style-name="ch3" table:cell-range-address="'100% link counts'.B1:'100% link counts'.B12" chart:data-source-has-labels="both" svg:x="0.373cm" svg:y="0.14cm" svg:width="12.577cm" svg:height="6.641cm">
          <chart:axis chart:dimension="x" chart:name="primary-x" chart:style-name="ch4">
            <chart:title svg:x="6.338cm" svg:y="6.349cm" chart:style-name="ch5">
              <text:p>Lambda</text:p>
            </chart:title>
            <chart:categories table:cell-range-address="'100% link counts'.B1:'100% link counts'.B1"/>
          </chart:axis>
          <chart:axis chart:dimension="y" chart:name="primary-y" chart:style-name="ch6">
            <chart:title svg:x="0.288cm" svg:y="3.267cm" chart:style-name="ch7">
              <text:p>Z</text:p>
            </chart:title>
            <chart:grid chart:style-name="ch8" chart:class="major"/>
          </chart:axis>
          <chart:series chart:style-name="ch9" chart:values-cell-range-address="'100% link counts'.C2:'100% link counts'.C12" chart:label-cell-address="'100% link counts'.C1:'100% link counts'.C1" chart:class="chart:scatter">
            <chart:domain table:cell-range-address="'100% link counts'.B2:'100% link counts'.B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 text:id="'100% link counts'.C1:'100% link counts'.C1">Z</text:p>
              </table:table-cell>
            </table:table-row>
          </table:table-header-rows>
          <table:table-rows>
            <table:table-row>
              <table:table-cell office:value-type="string">
                <text:p text:id="'100% link counts'.B1:'100% link counts'.B1">lambda</text:p>
              </table:table-cell>
              <table:table-cell office:value-type="float" office:value="0.972698907956318">
                <text:p text:id="'100% link counts'.B2:'100% link counts'.B12">0.972698907956318</text:p>
              </table:table-cell>
              <table:table-cell office:value-type="float" office:value="1394439">
                <text:p text:id="'100% link counts'.C2:'100% link counts'.C12">1394439</text:p>
              </table:table-cell>
            </table:table-row>
            <table:table-row>
              <table:table-cell office:value-type="string"/>
              <table:table-cell office:value-type="float" office:value="0.466268696762485">
                <text:p>0.466268696762485</text:p>
              </table:table-cell>
              <table:table-cell office:value-type="float" office:value="1257713">
                <text:p>1257713</text:p>
              </table:table-cell>
            </table:table-row>
            <table:table-row>
              <table:table-cell office:value-type="string"/>
              <table:table-cell office:value-type="float" office:value="0.408285527432569">
                <text:p>0.408285527432569</text:p>
              </table:table-cell>
              <table:table-cell office:value-type="float" office:value="1243582">
                <text:p>1243582</text:p>
              </table:table-cell>
            </table:table-row>
            <table:table-row>
              <table:table-cell office:value-type="string"/>
              <table:table-cell office:value-type="float" office:value="0.355086759449953">
                <text:p>0.355086759449953</text:p>
              </table:table-cell>
              <table:table-cell office:value-type="float" office:value="1230617">
                <text:p>1230617</text:p>
              </table:table-cell>
            </table:table-row>
            <table:table-row>
              <table:table-cell office:value-type="string"/>
              <table:table-cell office:value-type="float" office:value="0.310533560625792">
                <text:p>0.310533560625792</text:p>
              </table:table-cell>
              <table:table-cell office:value-type="float" office:value="1219759">
                <text:p>1219759</text:p>
              </table:table-cell>
            </table:table-row>
            <table:table-row>
              <table:table-cell office:value-type="string"/>
              <table:table-cell office:value-type="float" office:value="0.252570907596679">
                <text:p>0.252570907596679</text:p>
              </table:table-cell>
              <table:table-cell office:value-type="float" office:value="1205633">
                <text:p>1205633</text:p>
              </table:table-cell>
            </table:table-row>
            <table:table-row>
              <table:table-cell office:value-type="string"/>
              <table:table-cell office:value-type="float" office:value="0.190903010642516">
                <text:p>0.190903010642516</text:p>
              </table:table-cell>
              <table:table-cell office:value-type="float" office:value="1190604">
                <text:p>1190604</text:p>
              </table:table-cell>
            </table:table-row>
            <table:table-row>
              <table:table-cell office:value-type="string"/>
              <table:table-cell office:value-type="float" office:value="0.138061226293874">
                <text:p>0.138061226293874</text:p>
              </table:table-cell>
              <table:table-cell office:value-type="float" office:value="1177726">
                <text:p>1177726</text:p>
              </table:table-cell>
            </table:table-row>
            <table:table-row>
              <table:table-cell office:value-type="string"/>
              <table:table-cell office:value-type="float" office:value="0.0654704507921027">
                <text:p>0.0654704507921027</text:p>
              </table:table-cell>
              <table:table-cell office:value-type="float" office:value="1160035">
                <text:p>1160035</text:p>
              </table:table-cell>
            </table:table-row>
            <table:table-row>
              <table:table-cell office:value-type="string"/>
              <table:table-cell office:value-type="float" office:value="0.0160517112788683">
                <text:p>0.0160517112788683</text:p>
              </table:table-cell>
              <table:table-cell office:value-type="float" office:value="1148112">
                <text:p>114811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1144427">
                <text:p>11444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0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ort-by-x-values="false" chart:right-angled-axes="true"/>
    </style:style>
    <style:style style:name="ch4" style:family="chart" style:data-style-name="N107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90000" chart:maximum="560000" chart:interval-major="10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4.981cm" svg:height="6.987cm" chart:class="chart:scatter" chart:style-name="ch1">
        <chart:legend chart:legend-position="end" svg:x="13.847cm" svg:y="3.211cm" chart:style-name="ch2"/>
        <chart:plot-area chart:style-name="ch3" table:cell-range-address="'67% link counts'.B1:'67% link counts'.C12" chart:data-source-has-labels="row" svg:x="0.397cm" svg:y="0.139cm" svg:width="13.152cm" svg:height="6.632cm">
          <chart:axis chart:dimension="x" chart:name="primary-x" chart:style-name="ch4">
            <chart:title svg:x="6.65cm" svg:y="6.338cm" chart:style-name="ch5">
              <text:p>Lambda</text:p>
            </chart:title>
          </chart:axis>
          <chart:axis chart:dimension="y" chart:name="primary-y" chart:style-name="ch6">
            <chart:title svg:x="0.3cm" svg:y="3.262cm" chart:style-name="ch7">
              <text:p>Z</text:p>
            </chart:title>
            <chart:grid chart:style-name="ch8" chart:class="major"/>
          </chart:axis>
          <chart:series chart:style-name="ch9" chart:values-cell-range-address="'67% link counts'.C2:'67% link counts'.C12" chart:label-cell-address="'67% link counts'.C1:'67% link counts'.C1" chart:class="chart:scatter">
            <chart:domain table:cell-range-address="'67% link counts'.B2:'67% link counts'.B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 text:id="'67% link counts'.C1:'67% link counts'.C1">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72698848115355">
                <text:p text:id="'67% link counts'.B2:'67% link counts'.B12">0.972698848115355</text:p>
              </table:table-cell>
              <table:table-cell office:value-type="float" office:value="555960">
                <text:p text:id="'67% link counts'.C2:'67% link counts'.C12">55596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65824881439601">
                <text:p>0.465824881439601</text:p>
              </table:table-cell>
              <table:table-cell office:value-type="float" office:value="523893">
                <text:p>5238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8430855253793">
                <text:p>0.408430855253793</text:p>
              </table:table-cell>
              <table:table-cell office:value-type="float" office:value="520579">
                <text:p>5205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55042991182766">
                <text:p>0.355042991182766</text:p>
              </table:table-cell>
              <table:table-cell office:value-type="float" office:value="517515">
                <text:p>5175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10481503579699">
                <text:p>0.310481503579699</text:p>
              </table:table-cell>
              <table:table-cell office:value-type="float" office:value="514981">
                <text:p>5149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2256134418785">
                <text:p>0.252256134418785</text:p>
              </table:table-cell>
              <table:table-cell office:value-type="float" office:value="511670">
                <text:p>5116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90302653429991">
                <text:p>0.190302653429991</text:p>
              </table:table-cell>
              <table:table-cell office:value-type="float" office:value="508147">
                <text:p>5081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7212230748989">
                <text:p>0.137212230748989</text:p>
              </table:table-cell>
              <table:table-cell office:value-type="float" office:value="505128">
                <text:p>505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14602961997109">
                <text:p>0.0714602961997109</text:p>
              </table:table-cell>
              <table:table-cell office:value-type="float" office:value="501389">
                <text:p>5013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60661817760087">
                <text:p>0.0160661817760087</text:p>
              </table:table-cell>
              <table:table-cell office:value-type="float" office:value="498239">
                <text:p>4982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497326">
                <text:p>4973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0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ort-by-x-values="false" chart:right-angled-axes="true"/>
    </style:style>
    <style:style style:name="ch4" style:family="chart" style:data-style-name="N107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600000" chart:maximum="685000" chart:interval-major="10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5.835cm" svg:height="6.987cm" chart:class="chart:scatter" chart:style-name="ch1">
        <chart:legend chart:legend-position="end" svg:x="14.684cm" svg:y="3.211cm" chart:style-name="ch2"/>
        <chart:plot-area chart:style-name="ch3" table:cell-range-address="'50% link counts'.B1:'50% link counts'.C19" chart:data-source-has-labels="row" svg:x="0.431cm" svg:y="0.139cm" svg:width="13.938cm" svg:height="6.632cm">
          <chart:axis chart:dimension="x" chart:name="primary-x" chart:style-name="ch4">
            <chart:title svg:x="7.077cm" svg:y="6.338cm" chart:style-name="ch5">
              <text:p>Lambda</text:p>
            </chart:title>
          </chart:axis>
          <chart:axis chart:dimension="y" chart:name="primary-y" chart:style-name="ch6">
            <chart:title svg:x="0.317cm" svg:y="3.262cm" chart:style-name="ch7">
              <text:p>Z</text:p>
            </chart:title>
            <chart:grid chart:style-name="ch8" chart:class="major"/>
          </chart:axis>
          <chart:series chart:style-name="ch9" chart:values-cell-range-address="'50% link counts'.C2:'50% link counts'.C19" chart:label-cell-address="'50% link counts'.C1:'50% link counts'.C1" chart:class="chart:scatter">
            <chart:domain table:cell-range-address="'50% link counts'.B2:'50% link counts'.B19"/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 text:id="'50% link counts'.C1:'50% link counts'.C1">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40203309542481">
                <text:p text:id="'50% link counts'.B2:'50% link counts'.B19">0.940203309542481</text:p>
              </table:table-cell>
              <table:table-cell office:value-type="float" office:value="679621">
                <text:p text:id="'50% link counts'.C2:'50% link counts'.C19">67962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76192446076145">
                <text:p>0.876192446076145</text:p>
              </table:table-cell>
              <table:table-cell office:value-type="float" office:value="673814">
                <text:p>6738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2146995451835">
                <text:p>0.82146995451835</text:p>
              </table:table-cell>
              <table:table-cell office:value-type="float" office:value="669566">
                <text:p>6695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68525171019637">
                <text:p>0.768525171019637</text:p>
              </table:table-cell>
              <table:table-cell office:value-type="float" office:value="665456">
                <text:p>6654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19741254934567">
                <text:p>0.719741254934567</text:p>
              </table:table-cell>
              <table:table-cell office:value-type="float" office:value="661669">
                <text:p>6616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225275840178">
                <text:p>0.65225275840178</text:p>
              </table:table-cell>
              <table:table-cell office:value-type="float" office:value="656430">
                <text:p>6564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91089295615431">
                <text:p>0.591089295615431</text:p>
              </table:table-cell>
              <table:table-cell office:value-type="float" office:value="651682">
                <text:p>6516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35658297222496">
                <text:p>0.535658297222496</text:p>
              </table:table-cell>
              <table:table-cell office:value-type="float" office:value="647379">
                <text:p>6473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69251883856103">
                <text:p>0.469251883856103</text:p>
              </table:table-cell>
              <table:table-cell office:value-type="float" office:value="642224">
                <text:p>6422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7917343164529">
                <text:p>0.417917343164529</text:p>
              </table:table-cell>
              <table:table-cell office:value-type="float" office:value="638239">
                <text:p>6382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60966275561655">
                <text:p>0.360966275561655</text:p>
              </table:table-cell>
              <table:table-cell office:value-type="float" office:value="633818">
                <text:p>6338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15145206241722">
                <text:p>0.315145206241722</text:p>
              </table:table-cell>
              <table:table-cell office:value-type="float" office:value="630261">
                <text:p>6302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604285424851">
                <text:p>0.25604285424851</text:p>
              </table:table-cell>
              <table:table-cell office:value-type="float" office:value="625673">
                <text:p>6256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315321117291">
                <text:p>0.19315321117291</text:p>
              </table:table-cell>
              <table:table-cell office:value-type="float" office:value="620791">
                <text:p>6207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9280927817282">
                <text:p>0.139280927817282</text:p>
              </table:table-cell>
              <table:table-cell office:value-type="float" office:value="616609">
                <text:p>6166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25267020045491">
                <text:p>0.0725267020045491</text:p>
              </table:table-cell>
              <table:table-cell office:value-type="float" office:value="611427">
                <text:p>6114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63099051217306">
                <text:p>0.0163099051217306</text:p>
              </table:table-cell>
              <table:table-cell office:value-type="float" office:value="607063">
                <text:p>6070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605797">
                <text:p>6057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